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a42b" officeooo:paragraph-rsid="0007a42b"/>
    </style:style>
    <style:style style:name="P2" style:family="paragraph" style:parent-style-name="Heading_20_1">
      <style:text-properties officeooo:rsid="0007a42b" officeooo:paragraph-rsid="0007a42b"/>
    </style:style>
    <style:style style:name="P3" style:family="paragraph" style:parent-style-name="Text_20_body">
      <style:text-properties fo:font-weight="bold" officeooo:rsid="0007a42b" officeooo:paragraph-rsid="0007a42b" style:font-weight-asian="bold" style:font-weight-complex="bold"/>
    </style:style>
    <style:style style:name="P4" style:family="paragraph" style:parent-style-name="Text_20_body">
      <style:text-properties fo:font-weight="bold" officeooo:rsid="0008e7d1" officeooo:paragraph-rsid="0008e7d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08e7d1" style:font-weight-asian="normal" style:font-weight-complex="normal"/>
    </style:style>
    <style:style style:name="T5" style:family="text">
      <style:text-properties fo:font-weight="normal" officeooo:rsid="0009bea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. VPC y Reglas de Firewall</text:p>
      <text:h text:style-name="P2" text:outline-level="1">Ejercicio 1</text:h>
      <text:p text:style-name="P3">Rango IPv4 principal: <text:span text:style-name="T1">10.154.0.0 /20</text:span></text:p>
      <text:p text:style-name="P3">Bits: <text:span text:style-name="T1">11111111 11111111 11110000 00000000 =&gt; 12 ceros =&gt; 2</text:span><text:span text:style-name="T2">12</text:span><text:span text:style-name="T3"> = 4096 =&gt; 4096 – 5 = 4091 direcciones IP disponible</text:span><text:span text:style-name="T4">s</text:span></text:p>
      <text:p text:style-name="P4">Rango de IPs: <text:span text:style-name="T5">10.154.0.0 – 10.154.15.25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a42b" officeooo:paragraph-rsid="0007a42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dríguez Gutiérrez Miguel Francisco<text:tab/>7CM4<text:tab/>3 de noviembre del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7:32:25.255345559</meta:creation-date>
    <dc:date>2025-11-03T08:30:09.429913000</dc:date>
    <meta:editing-duration>PT25M</meta:editing-duration>
    <meta:editing-cycles>1</meta:editing-cycles>
    <meta:document-statistic meta:table-count="0" meta:image-count="0" meta:object-count="0" meta:page-count="1" meta:paragraph-count="6" meta:word-count="48" meta:character-count="299" meta:non-whitespace-character-count="255"/>
    <meta:generator>LibreOffice/25.8.2.2$Linux_X86_64 LibreOffice_project/580$Build-2</meta:generator>
  </office:meta>
</office:document-meta>
</file>